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84pt"/>
    </style:style>
    <style:style style:name="co2" style:family="table-column">
      <style:table-column-properties fo:break-before="auto" style:column-width="45.61pt"/>
    </style:style>
    <style:style style:name="co3" style:family="table-column">
      <style:table-column-properties fo:break-before="auto" style:column-width="77.44pt"/>
    </style:style>
    <style:style style:name="co4" style:family="table-column">
      <style:table-column-properties fo:break-before="auto" style:column-width="185.16pt"/>
    </style:style>
    <style:style style:name="co5" style:family="table-column">
      <style:table-column-properties fo:break-before="auto" style:column-width="79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06pt solid #000000" style:rotation-align="none"/>
    </style:style>
    <style:style style:name="ce6" style:family="table-cell" style:parent-style-name="Default">
      <style:table-cell-properties fo:background-color="#ffff99" style:diagonal-bl-tr="none" style:diagonal-tl-br="none" fo:border="0.06pt solid #000000" style:rotation-align="non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cc00" style:text-align-source="fix" style:repeat-content="false" style:vertical-align="top"/>
      <style:paragraph-properties fo:text-align="center" fo:margin-left="0pt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OINT ID</text:p>
          </table:table-cell>
          <table:table-cell table:style-name="ce4" office:value-type="string" calcext:value-type="string">
            <text:p>LAT</text:p>
          </table:table-cell>
          <table:table-cell table:style-name="ce4" office:value-type="string" calcext:value-type="string">
            <text:p>LNG</text:p>
          </table:table-cell>
          <table:table-cell table:style-name="ce4" office:value-type="string" calcext:value-type="string">
            <text:p>LATLNG</text:p>
          </table:table-cell>
          <table:table-cell table:style-name="ce7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.33937" calcext:value-type="float">
            <text:p>2.33937</text:p>
          </table:table-cell>
          <table:table-cell office:value-type="float" office:value="38.00962" calcext:value-type="float">
            <text:p>38.00962</text:p>
          </table:table-cell>
          <table:table-cell table:formula="of:=CONCATENATE(&quot;{lat: -&quot;;[.B2];&quot; ,lng: &quot;;[.C2];&quot;},&quot;)" office:value-type="string" office:string-value="{lat: -2.33937 ,lng: 38.00962}," calcext:value-type="string">
            <text:p>{lat: -2.33937 ,lng: 38.00962},</text:p>
          </table:table-cell>
          <table:table-cell office:value-type="string" calcext:value-type="string">
            <text:p>main road point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.3479" calcext:value-type="float">
            <text:p>2.3479</text:p>
          </table:table-cell>
          <table:table-cell office:value-type="float" office:value="38.02026" calcext:value-type="float">
            <text:p>38.02026</text:p>
          </table:table-cell>
          <table:table-cell table:formula="of:=CONCATENATE(&quot;{lat: -&quot;;[.B3];&quot; ,lng: &quot;;[.C3];&quot;},&quot;)" office:value-type="string" office:string-value="{lat: -2.3479 ,lng: 38.02026}," calcext:value-type="string">
            <text:p>{lat: -2.3479 ,lng: 38.02026},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.35131" calcext:value-type="float">
            <text:p>2.35131</text:p>
          </table:table-cell>
          <table:table-cell office:value-type="float" office:value="38.02488" calcext:value-type="float">
            <text:p>38.02488</text:p>
          </table:table-cell>
          <table:table-cell table:formula="of:=CONCATENATE(&quot;{lat: -&quot;;[.B4];&quot; ,lng: &quot;;[.C4];&quot;},&quot;)" office:value-type="string" office:string-value="{lat: -2.35131 ,lng: 38.02488}," calcext:value-type="string">
            <text:p>{lat: -2.35131 ,lng: 38.02488},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.3644" calcext:value-type="float">
            <text:p>2.3644</text:p>
          </table:table-cell>
          <table:table-cell office:value-type="float" office:value="38.02681" calcext:value-type="float">
            <text:p>38.02681</text:p>
          </table:table-cell>
          <table:table-cell table:formula="of:=CONCATENATE(&quot;{lat: -&quot;;[.B5];&quot; ,lng: &quot;;[.C5];&quot;},&quot;)" office:value-type="string" office:string-value="{lat: -2.3644 ,lng: 38.02681}," calcext:value-type="string">
            <text:p>{lat: -2.3644 ,lng: 38.02681},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.36647" calcext:value-type="float">
            <text:p>2.36647</text:p>
          </table:table-cell>
          <table:table-cell office:value-type="float" office:value="38.03211" calcext:value-type="float">
            <text:p>38.03211</text:p>
          </table:table-cell>
          <table:table-cell table:formula="of:=CONCATENATE(&quot;{lat: -&quot;;[.B6];&quot; ,lng: &quot;;[.C6];&quot;},&quot;)" office:value-type="string" office:string-value="{lat: -2.36647 ,lng: 38.03211}," calcext:value-type="string">
            <text:p>{lat: -2.36647 ,lng: 38.03211},</text:p>
          </table:table-cell>
          <table:table-cell table:style-name="ce8" office:value-type="string" calcext:value-type="string" table:number-columns-spanned="1" table:number-rows-spanned="6">
            <text:p>Exclude</text:p>
            <text:p>Farmed area</text:p>
          </table:table-cell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.37004" calcext:value-type="float">
            <text:p>2.37004</text:p>
          </table:table-cell>
          <table:table-cell office:value-type="float" office:value="38.03072" calcext:value-type="float">
            <text:p>38.03072</text:p>
          </table:table-cell>
          <table:table-cell table:formula="of:=CONCATENATE(&quot;{lat: -&quot;;[.B7];&quot; ,lng: &quot;;[.C7];&quot;},&quot;)" office:value-type="string" office:string-value="{lat: -2.37004 ,lng: 38.03072}," calcext:value-type="string">
            <text:p>{lat: -2.37004 ,lng: 38.03072},</text:p>
          </table:table-cell>
          <table:covered-table-cell/>
          <table:table-cell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6" office:value-type="float" office:value="2.37049" calcext:value-type="float">
            <text:p>2.37049</text:p>
          </table:table-cell>
          <table:table-cell table:style-name="ce6" office:value-type="float" office:value="38.03137" calcext:value-type="float">
            <text:p>38.03137</text:p>
          </table:table-cell>
          <table:table-cell table:formula="of:=CONCATENATE(&quot;{lat: -&quot;;[.B8];&quot; ,lng: &quot;;[.C8];&quot;},&quot;)" office:value-type="string" office:string-value="{lat: -2.37049 ,lng: 38.03137}," calcext:value-type="string">
            <text:p>{lat: -2.37049 ,lng: 38.03137},</text:p>
          </table:table-cell>
          <table:covered-table-cell table:style-name="ce9"/>
          <table:table-cell table:style-name="ce9" office:value-type="string" calcext:value-type="string">
            <text:p>river point</text:p>
          </table:table-cell>
          <table:table-cell table:style-name="ce9"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.37207" calcext:value-type="float">
            <text:p>2.37207</text:p>
          </table:table-cell>
          <table:table-cell office:value-type="float" office:value="38.03622" calcext:value-type="float">
            <text:p>38.03622</text:p>
          </table:table-cell>
          <table:table-cell table:formula="of:=CONCATENATE(&quot;{lat: -&quot;;[.B9];&quot; ,lng: &quot;;[.C9];&quot;},&quot;)" office:value-type="string" office:string-value="{lat: -2.37207 ,lng: 38.03622}," calcext:value-type="string">
            <text:p>{lat: -2.37207 ,lng: 38.03622},</text:p>
          </table:table-cell>
          <table:covered-table-cell/>
          <table:table-cell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.36913" calcext:value-type="float">
            <text:p>2.36913</text:p>
          </table:table-cell>
          <table:table-cell office:value-type="float" office:value="38.03753" calcext:value-type="float">
            <text:p>38.03753</text:p>
          </table:table-cell>
          <table:table-cell table:formula="of:=CONCATENATE(&quot;{lat: -&quot;;[.B10];&quot; ,lng: &quot;;[.C10];&quot;},&quot;)" office:value-type="string" office:string-value="{lat: -2.36913 ,lng: 38.03753}," calcext:value-type="string">
            <text:p>{lat: -2.36913 ,lng: 38.03753},</text:p>
          </table:table-cell>
          <table:covered-table-cell/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.36748" calcext:value-type="float">
            <text:p>2.36748</text:p>
          </table:table-cell>
          <table:table-cell office:value-type="float" office:value="38.0355" calcext:value-type="float">
            <text:p>38.0355</text:p>
          </table:table-cell>
          <table:table-cell table:formula="of:=CONCATENATE(&quot;{lat: -&quot;;[.B11];&quot; ,lng: &quot;;[.C11];&quot;},&quot;)" office:value-type="string" office:string-value="{lat: -2.36748 ,lng: 38.0355}," calcext:value-type="string">
            <text:p>{lat: -2.36748 ,lng: 38.0355},</text:p>
          </table:table-cell>
          <table:covered-table-cell/>
          <table:table-cell table:number-columns-repeated="1019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float" office:value="2.35885" calcext:value-type="float">
            <text:p>2.35885</text:p>
          </table:table-cell>
          <table:table-cell table:style-name="ce6" office:value-type="float" office:value="38.0415" calcext:value-type="float">
            <text:p>38.0415</text:p>
          </table:table-cell>
          <table:table-cell table:formula="of:=CONCATENATE(&quot;{lat: -&quot;;[.B12];&quot; ,lng: &quot;;[.C12];&quot;},&quot;)" office:value-type="string" office:string-value="{lat: -2.35885 ,lng: 38.0415}," calcext:value-type="string">
            <text:p>{lat: -2.35885 ,lng: 38.0415},</text:p>
          </table:table-cell>
          <table:table-cell table:style-name="ce10" office:value-type="string" calcext:value-type="string">
            <text:p>Weather Station</text:p>
          </table:table-cell>
          <table:table-cell table:style-name="ce9" table:number-columns-repeated="1019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float" office:value="2.41725" calcext:value-type="float">
            <text:p>2.41725</text:p>
          </table:table-cell>
          <table:table-cell table:style-name="ce6" office:value-type="float" office:value="37.96347" calcext:value-type="float">
            <text:p>37.96347</text:p>
          </table:table-cell>
          <table:table-cell table:formula="of:=CONCATENATE(&quot;{lat: -&quot;;[.B13];&quot; ,lng: &quot;;[.C13];&quot;},&quot;)" office:value-type="string" office:string-value="{lat: -2.41725 ,lng: 37.96347}," calcext:value-type="string">
            <text:p>{lat: -2.41725 ,lng: 37.96347},</text:p>
          </table:table-cell>
          <table:table-cell table:style-name="ce10" office:value-type="string" calcext:value-type="string">
            <text:p>KETRACO1</text:p>
          </table:table-cell>
          <table:table-cell table:style-name="ce9" table:number-columns-repeated="1019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float" office:value="2.41691" calcext:value-type="float">
            <text:p>2.41691</text:p>
          </table:table-cell>
          <table:table-cell table:style-name="ce6" office:value-type="float" office:value="37.96332" calcext:value-type="float">
            <text:p>37.96332</text:p>
          </table:table-cell>
          <table:table-cell table:formula="of:=CONCATENATE(&quot;{lat: -&quot;;[.B14];&quot; ,lng: &quot;;[.C14];&quot;},&quot;)" office:value-type="string" office:string-value="{lat: -2.41691 ,lng: 37.96332}," calcext:value-type="string">
            <text:p>{lat: -2.41691 ,lng: 37.96332},</text:p>
          </table:table-cell>
          <table:table-cell table:style-name="ce10" office:value-type="string" calcext:value-type="string">
            <text:p>KETRACO2</text:p>
          </table:table-cell>
          <table:table-cell table:style-name="ce9" table:number-columns-repeated="1019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10:13:22.156317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02:25.718430901</meta:creation-date>
    <dc:date>2016-09-24T12:59:27.403311357</dc:date>
    <meta:editing-duration>PT2H27M7S</meta:editing-duration>
    <meta:editing-cycles>6</meta:editing-cycles>
    <meta:generator>LibreOffice/5.1.4.2$Linux_X86_64 LibreOffice_project/10m0$Build-2</meta:generator>
    <meta:document-statistic meta:table-count="1" meta:cell-count="62" meta:object-count="0"/>
  </office:meta>
</office:document-meta>
</file>